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545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0.795cm" svg:x="5.826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Continuous</text:p>
          <text:p text:style-name="P2">Decre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254cm" svg:y="4.048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288cm" svg:y="7.539cm">
            <draw:text-box>
              <text:p>Player</text:p>
            </draw:text-box>
          </draw:frame>
        </draw:g>
        <draw:connector draw:style-name="gr5" draw:text-style-name="P6" draw:layer="layout" draw:type="line" svg:x1="3.416cm" svg:y1="6.27cm" svg:x2="7.196cm" svg:y2="3.502cm" draw:start-shape="id1" draw:start-glue-point="1" draw:end-shape="id2" draw:end-glue-point="6" svg:d="M3416 6270l3780-2768" svg:viewBox="0 0 3781 2769">
          <text:p/>
        </draw:connector>
        <draw:custom-shape draw:style-name="gr6" draw:text-style-name="P4" xml:id="id4" draw:id="id4" draw:layer="layout" svg:width="3.683cm" svg:height="1.778cm" svg:x="8.112cm" svg:y="10.652cm">
          <text:p text:style-name="P4">Bo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88cm" svg:height="1.524cm" svg:x="7.196cm" svg:y="5.572cm">
          <text:p text:style-name="P2">Econo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416cm" svg:y1="6.27cm" svg:x2="7.196cm" svg:y2="6.334cm" draw:start-shape="id1" draw:start-glue-point="1" draw:end-shape="id3" draw:end-glue-point="6" svg:d="M3416 6270l3780 64" svg:viewBox="0 0 3781 65">
          <text:p/>
        </draw:connector>
        <draw:connector draw:style-name="gr5" draw:text-style-name="P6" draw:layer="layout" draw:line-skew="-0.321cm" svg:x1="8.112cm" svg:y1="11.541cm" svg:x2="7.196cm" svg:y2="3.502cm" draw:start-shape="id4" draw:start-glue-point="3" draw:end-shape="id2" draw:end-glue-point="6" svg:d="M8112 11541h-1778v-8039h862" svg:viewBox="0 0 1779 8040">
          <text:p/>
        </draw:connector>
        <draw:custom-shape draw:style-name="gr2" draw:text-style-name="P3" xml:id="id5" draw:id="id5" draw:layer="layout" svg:width="5.588cm" svg:height="1.524cm" svg:x="7.223cm" svg:y="8.112cm">
          <text:p text:style-name="P2">Hea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416cm" svg:y1="6.27cm" svg:x2="7.223cm" svg:y2="8.874cm" draw:start-shape="id1" draw:start-glue-point="1" draw:end-shape="id5" draw:end-glue-point="6" svg:d="M3416 6270l3807 2604" svg:viewBox="0 0 3808 2605">
          <text:p/>
        </draw:connector>
        <draw:connector draw:style-name="gr5" draw:text-style-name="P6" draw:layer="layout" draw:line-skew="0.374cm" svg:x1="11.795cm" svg:y1="11.541cm" svg:x2="12.784cm" svg:y2="6.334cm" draw:start-shape="id4" draw:start-glue-point="1" draw:end-shape="id3" draw:end-glue-point="10" svg:d="M11795 11541h1905v-5207h-916" svg:viewBox="0 0 1906 520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2:28:26.924000000</dc:date>
    <meta:editing-duration>PT3M48S</meta:editing-duration>
    <meta:editing-cycles>11</meta:editing-cycles>
    <meta:generator>LibreOffice/6.4.6.2$Windows_X86_64 LibreOffice_project/0ce51a4fd21bff07a5c061082cc82c5ed232f115</meta:generator>
    <meta:document-statistic meta:object-count="13"/>
  </office:meta>
</office:document-meta>
</file>